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11d" officeooo:paragraph-rsid="001f611d"/>
    </style:style>
    <style:style style:name="P2" style:family="paragraph" style:parent-style-name="Standard">
      <style:text-properties officeooo:rsid="00205a14" officeooo:paragraph-rsid="00205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od de Cartografia </text:p>
      <text:p text:style-name="P1">Professor: Claudio Joao</text:p>
      <text:p text:style-name="P1">E-mail: <text:a xlink:type="simple" xlink:href="mailto:cljclj6@gmail.com" text:style-name="Internet_20_link" text:visited-style-name="Visited_20_Internet_20_Link">cljclj6@gmail.com</text:a></text:p>
      <text:p text:style-name="P1">Telefone: (21)984617795</text:p>
      <text:p text:style-name="P1"/>
      <text:p text:style-name="P1">Aula 1<text:tab/><text:tab/>02/09/2015</text:p>
      <text:p text:style-name="P1"/>
      <text:p text:style-name="P1">Bibliografia:</text:p>
      <text:p text:style-name="P1"><text:tab/>-Manual de Nocoes Basicas de Cartografia-Ibge</text:p>
      <text:p text:style-name="P1"><text:tab/>-Roteiro de Cartografia-Paulo Mneses</text:p>
      <text:p text:style-name="P1"><text:tab/></text:p>
      <text:p text:style-name="P2">O que e cartografia?</text:p>
      <text:p text:style-name="P2"><text:tab/>1)Fazer mapas</text:p>
      <text:p text:style-name="P2"><text:tab/>2)Interpretar dados</text:p>
      <text:p text:style-name="P2"><text:tab/>3)Estudar Territorio</text:p>
      <text:p text:style-name="P2"/>
      <text:p text:style-name="P2">Informacao</text:p>
      <text:p text:style-name="P2"><text:tab/>-Territorio ou Superficie Terrestre</text:p>
      <text:p text:style-name="P2"/>
      <text:p text:style-name="P2">Dado</text:p>
      <text:p text:style-name="P2"><text:tab/>-Caracteristica Sintatica</text:p>
      <text:p text:style-name="P2">Informacao</text:p>
      <text:p text:style-name="P2"><text:tab/>-Caracteristica Semantica</text:p>
      <text:p text:style-name="P2"><text:tab/><text:tab/>-Seman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3:51:38.642002421</meta:creation-date>
    <dc:date>2015-09-02T14:35:51.401215575</dc:date>
    <meta:editing-duration>PT9M17S</meta:editing-duration>
    <meta:editing-cycles>2</meta:editing-cycles>
    <meta:generator>LibreOffice/4.4.2.2$Linux_x86 LibreOffice_project/40m0$Build-2</meta:generator>
    <meta:document-statistic meta:table-count="0" meta:image-count="0" meta:object-count="0" meta:page-count="1" meta:paragraph-count="20" meta:word-count="46" meta:character-count="412" meta:non-whitespace-character-count="372"/>
  </office:meta>
</office:document-meta>
</file>